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master-page-name="Standard">
      <style:paragraph-properties style:page-number="1"/>
    </style:style>
    <style:style style:name="T1" style:family="text">
      <style:text-properties fo:font-weight="bold" style:font-weight-asian="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Site vitrine pour un artisan + section Mes réalisations</text:span></text:p>
      <text:p text:style-name="Standard">Ex : Je suis décoratrice d’intérieur et souhaite créer un site vitrine pour présenter mon activité, j’aimerais pouvoir publier régulièrement mes réalisation (texte <text:s/>+ images). Je dois pouvoir les modifier et les supprimer.</text:p>
      <text:p text:style-name="Standard">Eventuellement donner la possibilité aux visiteurs de laisser des commentaires sous les réalisations</text:p>
      <text:p text:style-name="Standard"/>
      <text:p text:style-name="Standard"/>
      <text:p text:style-name="Standard"><text:span text:style-name="T1">Site de mise en relation (marketplace)</text:span></text:p>
      <text:p text:style-name="Standard">Nous sommes une agence de recrutement. Nous souhaitons créer un site sur lequel les entreprises peuvent créer un compte pro et publier des offres d’emploi. D’autre part, les particulier pourront également créer un compte et postuler à ces offres. Lorsqu’un particulier postule, l’entreprise reçoit un email. L’entreprise doit pouvoir pouvoir modifier/supprimer ses offres d’emploi, et avoir un bouton « Offre pourvue » afin qu’elle ne soit plus affichée, mais pas supprimée non plus, pour que nous puissions la facturer.</text:p>
      <text:p text:style-name="Standard"/>
      <text:p text:style-name="Standard"/>
      <text:p text:style-name="Standard"><text:span text:style-name="T1">Site de réservations en ligne</text:span></text:p>
      <text:p text:style-name="Standard">Nous sommes un groupe de théâtre, nous prenons actuellement les réservations par téléphone. Nous souhaitons créer un site sur lequel nous pourrons créer différents spectacles, qui auront chacun plusieurs dates de représentations, chaque date aura un prix /place et un nombre de place dans la salle. Les clients doivent pouvoir s’inscrire sur le site, et réserver en ligne. Nous devons retrouver les réservations dans un back-office et pouvoir les modifier / en ajouter manuellement / en supprimer.</text:p>
      <text:p text:style-name="Standard"/>
      <text:p text:style-name="Standard"/>
      <text:p text:style-name="Standard"><text:span text:style-name="T1">Site d’actualité + newsletter multilingue</text:span></text:p>
      <text:p text:style-name="Standard">Nous sommes une agence d’informations en ligne. Nous souhaitons pouvoir publier des articles. Nous souhaitons également un bouton « s’abonner à la newsletter mensuelle ». Le site doit être en français et en anglais selon la langue du visiteur / de l’abonné newsletter.</text:p>
      <text:p text:style-name="Standard">Il faudra donc une interface dans notre back office qui nous permettra d’écrire la newsletter dans les 2 langues, elle sera ensuite envoyée par email à tous les abonnés, directement dans leur langue. </text:p>
      <text:p text:style-name="Standard"/>
      <text:p text:style-name="Standard"/>
      <text:p text:style-name="Standard"><text:span text:style-name="T1">Site E-commerce</text:span></text:p>
      <text:p text:style-name="Standard">Je suis une créatrice de bijoux faits main. Je souhaite créer un site e-commerce pour vendre mes produits. Il y aura donc une page qui liste tous mes produits, une page pour chaque produit, un panier dans lequel on peut directement supprimer un produit, une page de paiement, puis une confirmation du paiement par email envoyée au client. Je dois avoir un back-office admin pour gérer mes produits et retrouver les commandes à expédier. </text:p>
      <text:p text:style-name="Standard"/>
      <text:p text:style-name="Standard"/>
      <text:p text:style-name="Standard"><text:span text:style-name="T1">1)</text:span></text:p>
      <text:p text:style-name="Standard">Créer un site d’ecommerce monoproduit avec un produit principal et mettre en place un</text:p>
      <text:p text:style-name="Standard">upsell avec un produit complémentaire. Une page d’accueil avec le produit choisi, sa</text:p>
      <text:p text:style-name="Standard"><text:soft-page-break/>description, un bouton ajouter au panier et un bouton acheter tout de suite. Ainsi qu’une</text:p>
      <text:p text:style-name="Standard">page contact et suivi de la livraison. Créer une page avec le produit principal et le ou les</text:p>
      <text:p text:style-name="Standard">produits complémentaires qui vont avec. Créer une page pour le panier ou on peut retirer ou</text:p>
      <text:p text:style-name="Standard">bien valider notre commande pour ensuite arriver à la page de paiement.</text:p>
      <text:p text:style-name="Standard"/>
      <text:p text:style-name="Standard"/>
      <text:p text:style-name="Standard"><text:span text:style-name="T1">2)</text:span></text:p>
      <text:p text:style-name="Standard">Créer un site internet pour une agence immobilière ou nous pouvons déposer les</text:p>
      <text:p text:style-name="Standard">nouvelles maisons et appartement disponible avec des images de celle ci et un texte à</text:p>
      <text:p text:style-name="Standard">chaque fois accompagnant l’image décrivant l’habitat. Et une page de contact pour joindre</text:p>
      <text:p text:style-name="Standard">l’agent immobilier.</text:p>
      <text:p text:style-name="Standard"/>
      <text:p text:style-name="Standard"/>
      <text:p text:style-name="Standard"><text:span text:style-name="T1">3)</text:span></text:p>
      <text:p text:style-name="Standard">Créer un site internet pour une clinique qui propose plusieurs services de soins : dentiste</text:p>
      <text:p text:style-name="Standard">kiné, médecin généraliste. Avec une page d’informations décrivant et présentant les</text:p>
      <text:p text:style-name="Standard">différents médecin et docteur mettre également en place un système pour prendre des RDV</text:p>
      <text:p text:style-name="Standard">directement sur le site et voir le planning des médecins.</text:p>
      <text:p text:style-name="Standard"/>
      <text:p text:style-name="Standard"/>
      <text:p text:style-name="Standard"><text:span text:style-name="T1">4)</text:span></text:p>
      <text:p text:style-name="Standard">Créer un site similaire à “leboncoin” pour la région Alsace ou Strasbourg ou les gens</text:p>
      <text:p text:style-name="Standard">peuvent proposer leur produits d’occasion à vendre. Créer la base de données et mettre un</text:p>
      <text:p text:style-name="Standard">moteur de recherche qui présentera les produits disponibles en fonction de leur date</text:p>
      <text:p text:style-name="Standard">d’entrée.</text:p>
      <text:p text:style-name="Standard"/>
      <text:p text:style-name="Standard"><text:soft-page-break/></text:p>
      <text:p text:style-name="Standard"><text:span text:style-name="T1">5)</text:span></text:p>
      <text:p text:style-name="Standard">Créer un site internet pour un artiste “street art” qui crée des tableaux originaux et qui</text:p>
      <text:p text:style-name="Standard">souhaite les présenter sur son site et les proposer à la vente. Le décor du site devra</text:p>
      <text:p text:style-name="Standard">répondre à l’univers de la street art.</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fr" fo:country="FR"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fr" fo:country="FR"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3" meta:paragraph-count="38" meta:word-count="649" meta:character-count="4014" meta:non-whitespace-character-count="3400"/>
    <meta:generator>LibreOfficeDev/6.0.5.2$Linux_X86_64 LibreOffice_project/</meta:generator>
  </office:meta>
</office:document-meta>
</file>